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company_id</text:p>
          </table:table-cell>
          <table:table-cell office:value-type="string">
            <text:p>category_id</text:p>
          </table:table-cell>
          <table:table-cell office:value-type="string">
            <text:p>name</text:p>
          </table:table-cell>
          <table:table-cell office:value-type="string">
            <text:p>price</text:p>
          </table:table-cell>
          <table:table-cell office:value-type="string">
            <text:p>in_stock</text:p>
          </table:table-cell>
          <table:table-cell office:value-type="string">
            <text:p>active</text:p>
          </table:table-cell>
          <table:table-cell office:value-type="string">
            <text:p>description</text:p>
          </table:table-cell>
          <table:table-cell office:value-type="string">
            <text:p>product_image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Onion Pizza 1</text:p>
          </table:table-cell>
          <table:table-cell office:value-type="float" office:value="15.68">
            <text:p>15.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nion Pizza</text:p>
          </table:table-cell>
          <table:table-cell office:value-type="string">
            <text:p>http://frontendmarketplace.com/img/products/organic/7.jpg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Onion Pizza 2</text:p>
          </table:table-cell>
          <table:table-cell office:value-type="float" office:value="25.68">
            <text:p>25.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nion Pizza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Onion Pizza 3</text:p>
          </table:table-cell>
          <table:table-cell office:value-type="float" office:value="35.68">
            <text:p>35.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nion Pizza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Onion Pizza 4</text:p>
          </table:table-cell>
          <table:table-cell office:value-type="float" office:value="45.68">
            <text:p>45.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nion Pizza</text:p>
          </table:table-cell>
          <table:table-cell office:value-type="string">
            <text:p>http://frontendmarketplace.com/img/products/organic/7.jpg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Onion Pizza 5</text:p>
          </table:table-cell>
          <table:table-cell office:value-type="float" office:value="55.68">
            <text:p>55.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nion Pizza</text:p>
          </table:table-cell>
          <table:table-cell office:value-type="string">
            <text:p>http://frontendmarketplace.com/img/products/organic/7.jp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07/18/2020</text:date>, <text:time>10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5f_01_5f_13_5f_05_5f_2020" style:display-name="PageStyle_product_01_13_05_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5f_01_5f_13_5f_05_5f_2020_20_1" style:display-name="PageStyle_product_01_13_05_2020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6S</meta:editing-duration>
    <meta:editing-cycles>3</meta:editing-cycles>
    <meta:generator>OpenOffice/4.1.7$Win32 OpenOffice.org_project/417m1$Build-9800</meta:generator>
    <dc:date>2020-07-18T10:21:19.97</dc:date>
    <dc:creator>Shiv Kumar Sharma</dc:creator>
    <meta:document-statistic meta:table-count="1" meta:cell-count="46" meta:object-count="0"/>
    <meta:user-defined meta:name="Info 1"/>
    <meta:user-defined meta:name="Info 2"/>
    <meta:user-defined meta:name="Info 3"/>
    <meta:user-defined meta:name="Info 4"/>
  </office:meta>
</office:document-meta>
</file>